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cc1" officeooo:paragraph-rsid="001a4cc1"/>
    </style:style>
    <style:style style:name="P2" style:family="paragraph" style:parent-style-name="Standard">
      <style:text-properties officeooo:rsid="001c5540" officeooo:paragraph-rsid="001c5540"/>
    </style:style>
    <style:style style:name="P3" style:family="paragraph" style:parent-style-name="Standard">
      <style:text-properties officeooo:rsid="001ca707" officeooo:paragraph-rsid="001ca707"/>
    </style:style>
    <style:style style:name="P4" style:family="paragraph" style:parent-style-name="Standard">
      <style:text-properties officeooo:rsid="001ca707" officeooo:paragraph-rsid="001ca707"/>
    </style:style>
    <style:style style:name="P5" style:family="paragraph" style:parent-style-name="Standard">
      <style:text-properties officeooo:rsid="001e169b" officeooo:paragraph-rsid="001e169b"/>
    </style:style>
    <style:style style:name="P6" style:family="paragraph" style:parent-style-name="Standard">
      <style:text-properties officeooo:rsid="001a4cc1" officeooo:paragraph-rsid="0026d5e9"/>
    </style:style>
    <style:style style:name="P7" style:family="paragraph" style:parent-style-name="Standard">
      <style:text-properties officeooo:rsid="001e89b6" officeooo:paragraph-rsid="00204082"/>
    </style:style>
    <style:style style:name="P8" style:family="paragraph" style:parent-style-name="Standard">
      <style:text-properties officeooo:rsid="00204b2c" officeooo:paragraph-rsid="00204b2c"/>
    </style:style>
    <style:style style:name="P9" style:family="paragraph" style:parent-style-name="Standard">
      <style:text-properties officeooo:rsid="0020dfb9" officeooo:paragraph-rsid="0020dfb9"/>
    </style:style>
    <style:style style:name="P10" style:family="paragraph" style:parent-style-name="Standard">
      <style:text-properties officeooo:rsid="0022599c" officeooo:paragraph-rsid="0022599c"/>
    </style:style>
    <style:style style:name="P11" style:family="paragraph" style:parent-style-name="Standard">
      <style:text-properties officeooo:rsid="0023d60f" officeooo:paragraph-rsid="0023d60f"/>
    </style:style>
    <style:style style:name="P12" style:family="paragraph" style:parent-style-name="Standard">
      <style:text-properties officeooo:rsid="00246f3e" officeooo:paragraph-rsid="00246f3e"/>
    </style:style>
    <style:style style:name="P13" style:family="paragraph" style:parent-style-name="Standard">
      <style:text-properties officeooo:rsid="0025b921" officeooo:paragraph-rsid="0025b921"/>
    </style:style>
    <style:style style:name="P14" style:family="paragraph" style:parent-style-name="Standard">
      <style:text-properties officeooo:rsid="0025b921" officeooo:paragraph-rsid="0026d5e9"/>
    </style:style>
    <style:style style:name="P15" style:family="paragraph" style:parent-style-name="Standard">
      <style:text-properties officeooo:rsid="0026d5e9" officeooo:paragraph-rsid="0026d5e9"/>
    </style:style>
    <style:style style:name="P16" style:family="paragraph" style:parent-style-name="Standard">
      <style:text-properties fo:font-style="italic" officeooo:rsid="0026d5e9" officeooo:paragraph-rsid="0026d5e9" style:font-style-asian="italic" style:font-style-complex="italic"/>
    </style:style>
    <style:style style:name="T1" style:family="text">
      <style:text-properties officeooo:rsid="001ca707"/>
    </style:style>
    <style:style style:name="T2" style:family="text">
      <style:text-properties officeooo:rsid="001e89b6"/>
    </style:style>
    <style:style style:name="T3" style:family="text">
      <style:text-properties officeooo:rsid="0020dfb9"/>
    </style:style>
    <style:style style:name="T4" style:family="text">
      <style:text-properties officeooo:rsid="0022599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5b921" style:font-style-asian="normal" style:font-style-complex="normal"/>
    </style:style>
    <style:style style:name="T10" style:family="text">
      <style:text-properties officeooo:rsid="0023d60f"/>
    </style:style>
    <style:style style:name="T11" style:family="text">
      <style:text-properties officeooo:rsid="0025b921"/>
    </style:style>
    <style:style style:name="T12" style:family="text">
      <style:text-properties officeooo:rsid="0026d5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Manual</text:p>
      <text:p text:style-name="P1">System Flow Control</text:p>
      <text:p text:style-name="P2">The safe cracker is split into a main file, 'cracker.<text:span text:style-name="T2">asm</text:span>', and helper files which provide functions, macros <text:span text:style-name="T3">and interrupt service routines</text:span> to interact with the AVR board's inputs and outputs. The helper files are described in the 'Modules' section.</text:p>
      <text:p text:style-name="P2">The main file, <text:span text:style-name="T1">'cracker.asm'</text:span> implements the flow of game.</text:p>
      <text:p text:style-name="P2">[flowchart]</text:p>
      <text:p text:style-name="P6">Data Structures</text:p>
      <text:p text:style-name="P14"><text:span text:style-name="T5">Bytes</text:span> are 8-bit integers.</text:p>
      <text:p text:style-name="P14"><text:span text:style-name="T5">Words</text:span> are 16-bit <text:span text:style-name="T12">(or 2-byte)</text:span> integers.</text:p>
      <text:p text:style-name="P16">Characters<text:span text:style-name="T7"> are bytes.</text:span></text:p>
      <text:p text:style-name="P5">Key presses and the difficulty level are represented as a character. Letters are represented as capitals (eg the lowest difficulty is 'A', not 'a').</text:p>
      <text:p text:style-name="P1">Algorithms</text:p>
      <text:h text:style-name="Heading_20_2" text:outline-level="2">Modules</text:h>
      <text:p text:style-name="P3">In addition to the main file, a number of helper files define function<text:span text:style-name="T3">s, macros and interrupt service routines </text:span>to interact with the AVR board's inputs and outputs. <text:span text:style-name="T2">Only functions, macros and interrupt service routines used in 'cracker.asm' are described.</text:span></text:p>
      <text:p text:style-name="P13">Macro arguments are referred to as <text:span text:style-name="T12">'</text:span>@x<text:span text:style-name="T12">'</text:span> (as in avr assembly). <text:span text:style-name="T12">'a:b' represents a pair of registers representing a word, where 'a' is the more significant byte.</text:span></text:p>
      <text:h text:style-name="Heading_20_3" text:outline-level="3">keypad-util.asm</text:h>
      <text:p text:style-name="P5">keypad_init (macro): Initialises the keypad.</text:p>
      <text:p text:style-name="P5">read_key (function): Returns a key which is currently pressed as a character in r16. If no key is pressed, it returns '?'.</text:p>
      <text:p text:style-name="P5">read_key_db (function): Returns a key which is currently pressed as a character in r16 with debouncing. If no key is pressed (or not pressed enough to pass debouncing) it returns '?'.</text:p>
      <text:h text:style-name="Heading_20_3" text:outline-level="3">lcd-fader.asm</text:h>
      <text:p text:style-name="P8">lcd_fade_init (macro): Sets up the LCD for fading.</text:p>
      <text:p text:style-name="P8">set_lcd_level (function): Sets the brightness level of the lcd based on r16. When r16 is 0x00 brightness is lowest, when r16 is 0xff brightness is highest.</text:p>
      <text:p text:style-name="P9">ovf1handler (interrupt service routine): Handler for timer 1 overflow interrupt for LCD fading.</text:p>
      <text:p text:style-name="P9">oc1ahandler (interrupt service routine): Handler for timer 1 compare match interrupt for LCD fading.</text:p>
      <text:h text:style-name="Heading_20_3" text:outline-level="3">lcd-util.asm</text:h>
      <text:p text:style-name="P7">do_lcd_data (macro): Prints <text:span text:style-name="T12">immediate character @0</text:span> to the LCD.</text:p>
      <text:p text:style-name="P7">lcd_row2 (macro): Moves printing on the LCD to the second row.</text:p>
      <text:p text:style-name="P7">lcd_clear (macro): Clears the LCD (and moves printing to the first row<text:span text:style-name="T4">)</text:span>.</text:p>
      <text:p text:style-name="P7">lcd_init (macro): Initialises the LCD.</text:p>
      <text:p text:style-name="P7">rip (function): Prints '*' and infinite loops. Should never be called.</text:p>
      <text:p text:style-name="P7">print_int (function): Prints r16 as an integer to the LCD.</text:p>
      <text:h text:style-name="Heading_20_3" text:outline-level="3">led-util.asm</text:h>
      <text:p text:style-name="P8">set_led (macro): Displays the lowest 10 bits of <text:span text:style-name="T12">immediate @0</text:span> on the LEDs. An LED is turned on if the corresponding bit is set (if the bit is 1). The most significant bit is displayed on the top LED.</text:p>
      <text:h text:style-name="Heading_20_3" text:outline-level="3">motor-util.asm</text:h>
      <text:p text:style-name="P9">motor_init (macro): Initialises the motor.</text:p>
      <text:p text:style-name="P9"><text:soft-page-break/>set_motor_speed (macro): Turns the motor off if <text:span text:style-name="T12">immediate @0</text:span> is 0, otherwise turns the motor to full speed.</text:p>
      <text:h text:style-name="Heading_20_3" text:outline-level="3">pb-util.asm</text:h>
      <text:p text:style-name="P9">ispb0 (macro): Sets the Z flag to 1 if push-button 0 is pressed. Otherwise sets it to 0.</text:p>
      <text:p text:style-name="P9">ispb1 (macro): Sets the Z flag to 1 if push-button 1 is pressed. Otherwise sets it to 0.</text:p>
      <text:p text:style-name="P9">is_any_keys (function): Sets the Z flag to 1 if push-button 1 is pressed or any key on the keypad is pressed. Otherwise sets it to 0.</text:p>
      <text:h text:style-name="Heading_20_3" text:outline-level="3">pot-util.asm</text:h>
      <text:p text:style-name="P9">pot_req (function): Initialises the potentiometer. (Used internally to request a reading from the potentiometer.)</text:p>
      <text:p text:style-name="P9">pot_read (function): Returns the potentiometer reading in r17:r16. If no reading is available, it returns 0xffff.</text:p>
      <text:p text:style-name="P9">pot_handler (interrupt service routine): <text:span text:style-name="T4">Handler for ADC read complete interrupt for reading the potentiometer.</text:span></text:p>
      <text:h text:style-name="Heading_20_3" text:outline-level="3">print-string.asm</text:h>
      <text:p text:style-name="P10">puts (macro): Prints the string at <text:span text:style-name="T12">immediate </text:span>program memory <text:span text:style-name="T6">word</text:span><text:span text:style-name="T8"> address </text:span><text:span text:style-name="T9">@0</text:span><text:span text:style-name="T8"> to the LCD.</text:span></text:p>
      <text:h text:style-name="Heading_20_3" text:outline-level="3">rand.asm</text:h>
      <text:p text:style-name="P10">srand (macro): Seeds the random number generator with<text:span text:style-name="T10"> r16.</text:span></text:p>
      <text:p text:style-name="P11">rand (function): Returns a pseudo-random 8-bit integer in r16.</text:p>
      <text:p text:style-name="P11">rand_char (function): Returns a (pseudo-)random character on the keypad.</text:p>
      <text:h text:style-name="Heading_20_3" text:outline-level="3">speaker-util.asm</text:h>
      <text:p text:style-name="P11">speaker_init (macro): Initialises the speaker.</text:p>
      <text:p text:style-name="P11">speaker_speak (macro): ??????? the magic of sound ?????</text:p>
      <text:p text:style-name="P11">speaker_set_len (macro): sets the number of ??? some sound terminology ??? to ???????</text:p>
      <text:h text:style-name="Heading_20_3" text:outline-level="3">util.asm</text:h>
      <text:p text:style-name="P12">read_word (macro): <text:span text:style-name="T11">reads a word from immediate data memory address @2 to registers @0:@1.</text:span></text:p>
      <text:p text:style-name="P13">write_word (macro): writes a word from registers @0:@1 to <text:span text:style-name="T12">immediate </text:span>data memory address @2.</text:p>
      <text:p text:style-name="P15">write_const_word (macro): writes immediate word @1 to immediate data memory address @2.</text:p>
      <text:p text:style-name="P15">subi_word (macro): subtracts immediate byte @2 from registers @0:@1. Neither register can be r16.</text:p>
      <text:p text:style-name="P15">dec_word (macro): decrement from registers @0:@1. Neither register can be r16.</text:p>
      <text:p text:style-name="P15">def_string (macro): places immediate string @0 in program memory with correct padding.</text:p>
      <text:p text:style-name="P15">…</text:p>
      <text:p text:style-name="P15">…</text:p>
      <text:p text:style-name="P15">…</text:p>
      <text:p text:style-name="P15">blahbla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03:44.872593411</meta:creation-date>
    <meta:editing-duration>PT1H59M37S</meta:editing-duration>
    <meta:editing-cycles>10</meta:editing-cycles>
    <meta:generator>LibreOffice/4.2.8.2$Linux_X86_64 LibreOffice_project/420m0$Build-2</meta:generator>
    <dc:date>2016-06-01T18:11:07.087562161</dc:date>
    <meta:document-statistic meta:table-count="0" meta:image-count="0" meta:object-count="0" meta:page-count="2" meta:paragraph-count="64" meta:word-count="666" meta:character-count="4270" meta:non-whitespace-character-count="3668"/>
  </office:meta>
</office:document-meta>
</file>